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dba79"/>
    </style:style>
    <style:style style:name="P4" style:family="paragraph" style:parent-style-name="Standard" style:list-style-name="L2">
      <style:text-properties officeooo:rsid="001201a2" officeooo:paragraph-rsid="001dba79"/>
    </style:style>
    <style:style style:name="P5" style:family="paragraph" style:parent-style-name="Standard">
      <style:text-properties officeooo:rsid="001201a2" officeooo:paragraph-rsid="001dba79"/>
    </style:style>
    <style:style style:name="P6" style:family="paragraph" style:parent-style-name="Standard">
      <style:text-properties officeooo:rsid="001201a2" officeooo:paragraph-rsid="001f8e6d"/>
    </style:style>
    <style:style style:name="P7" style:family="paragraph" style:parent-style-name="Standard" style:list-style-name="L4">
      <style:text-properties officeooo:rsid="001201a2" officeooo:paragraph-rsid="001f8e6d"/>
    </style:style>
    <style:style style:name="P8" style:family="paragraph" style:parent-style-name="Standard" style:list-style-name="L4">
      <style:text-properties officeooo:rsid="001201a2" officeooo:paragraph-rsid="001ff480"/>
    </style:style>
    <style:style style:name="P9" style:family="paragraph" style:parent-style-name="Standard">
      <style:text-properties officeooo:rsid="0013a048" officeooo:paragraph-rsid="001f8e6d"/>
    </style:style>
    <style:style style:name="P10" style:family="paragraph" style:parent-style-name="Standard" style:list-style-name="L4">
      <style:text-properties officeooo:rsid="0013a048" officeooo:paragraph-rsid="001f8e6d"/>
    </style:style>
    <style:style style:name="P11" style:family="paragraph" style:parent-style-name="Standard" style:list-style-name="L4">
      <style:text-properties officeooo:rsid="0013a048" officeooo:paragraph-rsid="001ff480"/>
    </style:style>
    <style:style style:name="P12" style:family="paragraph" style:parent-style-name="Standard">
      <style:text-properties officeooo:rsid="001b406f" officeooo:paragraph-rsid="001dba79"/>
    </style:style>
    <style:style style:name="P13" style:family="paragraph" style:parent-style-name="Standard">
      <style:text-properties officeooo:rsid="001b406f" officeooo:paragraph-rsid="001f8e6d"/>
    </style:style>
    <style:style style:name="P14" style:family="paragraph" style:parent-style-name="Standard">
      <style:text-properties officeooo:rsid="001d3262" officeooo:paragraph-rsid="001ff480"/>
    </style:style>
    <style:style style:name="P15" style:family="paragraph" style:parent-style-name="Standard">
      <style:text-properties officeooo:rsid="001ff480" officeooo:paragraph-rsid="001ff480"/>
    </style:style>
    <style:style style:name="P16" style:family="paragraph" style:parent-style-name="Standard" style:list-style-name="L4">
      <style:text-properties officeooo:rsid="001ff480" officeooo:paragraph-rsid="001ff480"/>
    </style:style>
    <style:style style:name="P17" style:family="paragraph" style:parent-style-name="Text_20_body">
      <style:text-properties officeooo:rsid="001b406f" officeooo:paragraph-rsid="001dba79"/>
    </style:style>
    <style:style style:name="P18" style:family="paragraph" style:parent-style-name="Heading_20_1">
      <style:paragraph-properties fo:text-align="center" style:justify-single-word="false"/>
      <style:text-properties officeooo:paragraph-rsid="001dba79"/>
    </style:style>
    <style:style style:name="P19" style:family="paragraph" style:parent-style-name="Heading_20_3">
      <style:text-properties officeooo:rsid="00119378" officeooo:paragraph-rsid="001dba79"/>
    </style:style>
    <style:style style:name="P20" style:family="paragraph" style:parent-style-name="Heading_20_3">
      <style:text-properties officeooo:paragraph-rsid="001dba79"/>
    </style:style>
    <style:style style:name="P21" style:family="paragraph" style:parent-style-name="Heading_20_3">
      <style:text-properties officeooo:paragraph-rsid="001f8e6d"/>
    </style:style>
    <style:style style:name="T1" style:family="text">
      <style:text-properties officeooo:rsid="000ec46c"/>
    </style:style>
    <style:style style:name="T2" style:family="text">
      <style:text-properties officeooo:rsid="001201a2"/>
    </style:style>
    <style:style style:name="T3" style:family="text">
      <style:text-properties officeooo:rsid="0013a048"/>
    </style:style>
    <style:style style:name="T4" style:family="text">
      <style:text-properties officeooo:rsid="00182088"/>
    </style:style>
    <style:style style:name="T5" style:family="text">
      <style:text-properties officeooo:rsid="00237d90"/>
    </style:style>
    <style:style style:name="T6" style:family="text">
      <style:text-properties officeooo:rsid="001b406f"/>
    </style:style>
    <style:style style:name="T7" style:family="text">
      <style:text-properties officeooo:rsid="00246c8b"/>
    </style:style>
    <style:style style:name="T8" style:family="text">
      <style:text-properties officeooo:rsid="001f8e6d"/>
    </style:style>
    <style:style style:name="T9" style:family="text">
      <style:text-properties officeooo:rsid="0025051c"/>
    </style:style>
    <style:style style:name="T10" style:family="text">
      <style:text-properties officeooo:rsid="001ff4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D 0 <text:span text:style-name="T1">— Modélisation de Bases de Données</text:span></text:h>
      <text:p text:style-name="P2"/>
      <text:p text:style-name="P3">Le but de ce TD est de réfléchir à l’organisation d’une bibliothèque.Le but de ce T<text:span text:style-name="T5">P</text:span> est de <text:span text:style-name="T6">modéliser une base de données pour </text:span>l’organisation d’une bibliothèque<text:span text:style-name="T6"> : les livres, les adhérents…</text:span></text:p>
      <text:p text:style-name="P3"/>
      <text:p text:style-name="P5">À chaque fois qu’un adhérent emprunte un livre, nous avons besoins de savoir :</text:p>
      <text:list xml:id="list3789920198" text:style-name="L2">
        <text:list-item>
          <text:p text:style-name="P4">qui a pris le livre, </text:p>
        </text:list-item>
        <text:list-item>
          <text:p text:style-name="P4">quel jour le livre a été pris</text:p>
        </text:list-item>
        <text:list-item>
          <text:p text:style-name="P4">quel jour le livre sera rendu au plus tard ou quel jour il a été rendu</text:p>
        </text:list-item>
      </text:list>
      <text:p text:style-name="P5"/>
      <text:p text:style-name="P3"><text:span text:style-name="T2">Comment peut-on gérer les emprunts ?</text:span></text:p>
      <text:p text:style-name="P2"/>
      <text:h text:style-name="P19" text:outline-level="3">Question 0. <text:span text:style-name="T6">Modélisation conceptuelle</text:span></text:h>
      <text:p text:style-name="P17"><text:span text:style-name="T7">Définir les entités et les attributs utile. P</text:span>récis<text:span text:style-name="T7">er</text:span> le type <text:span text:style-name="T7">des attributs </text:span>et s’ils sont unique ou non.</text:p>
      <text:p text:style-name="P3"/>
      <text:h text:style-name="P20" text:outline-level="3">Question 1. <text:span text:style-name="T6">Diagramme conceptuelle</text:span></text:h>
      <text:p text:style-name="P12">Identifier les relations entre les entités et faite un diagramme avec. Précisez bien la cardinalité de chaque relations.</text:p>
      <text:p text:style-name="P5"/>
      <text:h text:style-name="P20" text:outline-level="3">Question 2. <text:span text:style-name="T6">Diagramme logique</text:span></text:h>
      <text:p text:style-name="P12">Déduisez le diagramme logique de votre modèle conceptuel.</text:p>
      <text:p text:style-name="P5"/>
      <text:h text:style-name="P20" text:outline-level="3">Question 3. <text:span text:style-name="T6">Modélisation Physique</text:span></text:h>
      <text:p text:style-name="P13">Écrivez le code SQL nécessaire pour créer les table de votre système.</text:p>
      <text:p text:style-name="P6"/>
      <text:h text:style-name="P21" text:outline-level="3">Question <text:span text:style-name="T8">4</text:span>. <text:span text:style-name="T8">Utilisation de la base</text:span></text:h>
      <text:p text:style-name="P14"><text:span text:style-name="T9">Ajouter des données et t</text:span>estez-le <text:span text:style-name="T10">en écrivant les requêtes pour identifier :</text:span></text:p>
      <text:p text:style-name="P9"/>
      <text:p text:style-name="P9">D<text:span text:style-name="T10">u point de vue du </text:span>gestionnaire : </text:p>
      <text:list xml:id="list3169225772" text:style-name="L4">
        <text:list-item>
          <text:p text:style-name="P11"><text:span text:style-name="T10">quels</text:span> livre<text:span text:style-name="T10">s</text:span> sont <text:span text:style-name="T10">empruntés</text:span></text:p>
        </text:list-item>
        <text:list-item>
          <text:p text:style-name="P16">quels sont les adhérents qui ont au moins un livre chez eux actuellement</text:p>
        </text:list-item>
        <text:list-item>
          <text:p text:style-name="P16">quels sont les adhérents qui ont emprunté au moins un livre dans l’année</text:p>
        </text:list-item>
        <text:list-item>
          <text:p text:style-name="P16">par quels adhérent est passé un livre donné</text:p>
        </text:list-item>
      </text:list>
      <text:p text:style-name="P9"/>
      <text:p text:style-name="P15">Du point de vue d’un adhérent :</text:p>
      <text:list xml:id="list220510046465380" text:continue-numbering="true" text:style-name="L4">
        <text:list-item>
          <text:p text:style-name="P8"><text:span text:style-name="T10">la liste des livres que</text:span> l’adhérent a chez lui</text:p>
        </text:list-item>
        <text:list-item>
          <text:p text:style-name="P8"><text:span text:style-name="T10">la liste des livres que</text:span> l’adhérent a <text:span text:style-name="T4">emprunté</text:span> dans l’année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0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1.2$Linux_X86_64 LibreOffice_project/40m0$Build-2</meta:generator>
    <dc:date>2017-11-16T22:05:07.922279319</dc:date>
    <dc:creator>Nathanaël Martel</dc:creator>
    <meta:editing-duration>PT58M47S</meta:editing-duration>
    <meta:editing-cycles>14</meta:editing-cycles>
    <meta:document-statistic meta:table-count="0" meta:image-count="0" meta:object-count="0" meta:page-count="1" meta:paragraph-count="26" meta:word-count="262" meta:character-count="1467" meta:non-whitespace-character-count="1236"/>
  </office:meta>
</office:document-meta>
</file>